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76388888888889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ch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15" table:style-name="ce4">
            <text:p>315</text:p>
          </table:table-cell>
          <table:table-cell office:value-type="float" office:value="298.15039000000002" table:style-name="ce4">
            <text:p>298</text:p>
          </table:table-cell>
          <table:table-cell office:value-type="float" office:value="835" table:style-name="ce4">
            <text:p>835</text:p>
          </table:table-cell>
          <table:table-cell office:value-type="float" office:value="810.99864000000002" table:style-name="ce4">
            <text:p>811</text:p>
          </table:table-cell>
          <table:table-cell office:value-type="float" office:value="3731" table:style-name="ce4">
            <text:p>3,731</text:p>
          </table:table-cell>
          <table:table-cell office:value-type="float" office:value="3644.6701499999981" table:style-name="ce4">
            <text:p>3,645</text:p>
          </table:table-cell>
          <table:table-cell office:value-type="float" office:value="2055" table:style-name="ce4">
            <text:p>2,055</text:p>
          </table:table-cell>
          <table:table-cell office:value-type="float" office:value="2006.1642799999997" table:style-name="ce4">
            <text:p>2,006</text:p>
          </table:table-cell>
          <table:table-cell office:value-type="float" office:value="165" table:style-name="ce4">
            <text:p>165</text:p>
          </table:table-cell>
          <table:table-cell office:value-type="float" office:value="160.89473999999998" table:style-name="ce4">
            <text:p>161</text:p>
          </table:table-cell>
          <table:table-cell office:value-type="float" office:value="48" table:style-name="ce4">
            <text:p>48</text:p>
          </table:table-cell>
          <table:table-cell office:value-type="float" office:value="44.817570000000003" table:style-name="ce4">
            <text:p>45</text:p>
          </table:table-cell>
          <table:table-cell office:value-type="float" office:value="7149" table:style-name="ce4">
            <text:p>7,149</text:p>
          </table:table-cell>
          <table:table-cell office:value-type="float" office:value="6965.6957699999984" table:style-name="ce4">
            <text:p>6,966</text:p>
          </table:table-cell>
          <table:table-cell office:value-type="float" office:value="90" table:style-name="ce4">
            <text:p>90</text:p>
          </table:table-cell>
          <table:table-cell office:value-type="float" office:value="88.600000000000009" table:style-name="ce4">
            <text:p>89</text:p>
          </table:table-cell>
          <table:table-cell office:value-type="float" office:value="41" table:style-name="ce4">
            <text:p>41</text:p>
          </table:table-cell>
          <table:table-cell office:value-type="float" office:value="35.309999999999995" table:style-name="ce4">
            <text:p>35</text:p>
          </table:table-cell>
          <table:table-cell office:value-type="float" office:value="419.52000000000004" table:style-name="ce4">
            <text:p>420</text:p>
          </table:table-cell>
          <table:table-cell office:value-type="float" office:value="418.92" table:style-name="ce4">
            <text:p>419</text:p>
          </table:table-cell>
          <table:table-cell office:value-type="float" office:value="550.52" table:style-name="ce4">
            <text:p>551</text:p>
          </table:table-cell>
          <table:table-cell office:value-type="float" office:value="542.83000000000004" table:style-name="ce4">
            <text:p>543</text:p>
          </table:table-cell>
          <table:table-cell office:value-type="float" office:value="0" table:style-name="ce4">
            <text:p>0</text:p>
          </table:table-cell>
          <table:table-cell office:value-type="float" office:value="7699.52" table:style-name="ce4">
            <text:p>7,700</text:p>
          </table:table-cell>
          <table:table-cell office:value-type="float" office:value="7508.5257699999984" table:style-name="ce4">
            <text:p>7,509</text:p>
          </table:table-cell>
          <table:table-cell office:value-type="float" office:value="24279922.860000003" table:style-name="ce4">
            <text:p>24,279,923</text:p>
          </table:table-cell>
          <table:table-cell office:value-type="float" office:value="1028714.2500000001" table:style-name="ce4">
            <text:p>1,028,714</text:p>
          </table:table-cell>
          <table:table-cell office:value-type="float" office:value="452513.38" table:style-name="ce4">
            <text:p>452,513</text:p>
          </table:table-cell>
          <table:table-cell office:value-type="float" office:value="108689.66" table:style-name="ce4">
            <text:p>108,690</text:p>
          </table:table-cell>
          <table:table-cell office:value-type="float" office:value="7268864.3100000005" table:style-name="ce4">
            <text:p>7,268,864</text:p>
          </table:table-cell>
          <table:table-cell office:value-type="float" office:value="4073503.81" table:style-name="ce4">
            <text:p>4,073,504</text:p>
          </table:table-cell>
          <table:table-cell office:value-type="float" office:value="37212208.270000003" table:style-name="ce4">
            <text:p>37,212,208</text:p>
          </table:table-cell>
          <table:table-cell office:value-type="float" office:value="8457723.620000001" table:style-name="ce4">
            <text:p>8,457,724</text:p>
          </table:table-cell>
          <table:table-cell office:value-type="float" office:value="26125.140000000014" table:style-name="ce4">
            <text:p>26,125</text:p>
          </table:table-cell>
          <table:table-cell office:value-type="float" office:value="8483848.7600000016" table:style-name="ce4">
            <text:p>8,483,849</text:p>
          </table:table-cell>
          <table:table-cell office:value-type="float" office:value="45696057.030000001" table:style-name="ce4">
            <text:p>45,696,05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35" table:style-name="ce4">
            <text:p>135</text:p>
          </table:table-cell>
          <table:table-cell office:value-type="float" office:value="123.39055000000002" table:style-name="ce4">
            <text:p>123</text:p>
          </table:table-cell>
          <table:table-cell office:value-type="float" office:value="90" table:style-name="ce4">
            <text:p>90</text:p>
          </table:table-cell>
          <table:table-cell office:value-type="float" office:value="84.639190000000013" table:style-name="ce4">
            <text:p>85</text:p>
          </table:table-cell>
          <table:table-cell office:value-type="float" office:value="96" table:style-name="ce4">
            <text:p>96</text:p>
          </table:table-cell>
          <table:table-cell office:value-type="float" office:value="92.789189999999991" table:style-name="ce4">
            <text:p>93</text:p>
          </table:table-cell>
          <table:table-cell office:value-type="float" office:value="15" table:style-name="ce4">
            <text:p>15</text:p>
          </table:table-cell>
          <table:table-cell office:value-type="float" office:value="10.64864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8" table:style-name="ce4">
            <text:p>338</text:p>
          </table:table-cell>
          <table:table-cell office:value-type="float" office:value="313.46757000000002" table:style-name="ce4">
            <text:p>3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8" table:style-name="ce4">
            <text:p>338</text:p>
          </table:table-cell>
          <table:table-cell office:value-type="float" office:value="313.46757000000002" table:style-name="ce4">
            <text:p>313</text:p>
          </table:table-cell>
          <table:table-cell office:value-type="float" office:value="991298.38" table:style-name="ce4">
            <text:p>991,298</text:p>
          </table:table-cell>
          <table:table-cell office:value-type="float" office:value="0" table:style-name="ce4">
            <text:p>0</text:p>
          </table:table-cell>
          <table:table-cell office:value-type="float" office:value="7212.61" table:style-name="ce4">
            <text:p>7,2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8510.99" table:style-name="ce4">
            <text:p>998,5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8510.99" table:style-name="ce4">
            <text:p>998,51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73" table:style-name="ce4">
            <text:p>9,473</text:p>
          </table:table-cell>
          <table:table-cell office:value-type="float" office:value="8271.2077300001147" table:style-name="ce4">
            <text:p>8,271</text:p>
          </table:table-cell>
          <table:table-cell office:value-type="float" office:value="2784" table:style-name="ce4">
            <text:p>2,784</text:p>
          </table:table-cell>
          <table:table-cell office:value-type="float" office:value="2632.969309999994" table:style-name="ce4">
            <text:p>2,633</text:p>
          </table:table-cell>
          <table:table-cell office:value-type="float" office:value="2817" table:style-name="ce4">
            <text:p>2,817</text:p>
          </table:table-cell>
          <table:table-cell office:value-type="float" office:value="2663.6178399999949" table:style-name="ce4">
            <text:p>2,664</text:p>
          </table:table-cell>
          <table:table-cell office:value-type="float" office:value="743" table:style-name="ce4">
            <text:p>743</text:p>
          </table:table-cell>
          <table:table-cell office:value-type="float" office:value="722.34322000000009" table:style-name="ce4">
            <text:p>722</text:p>
          </table:table-cell>
          <table:table-cell office:value-type="float" office:value="74" table:style-name="ce4">
            <text:p>74</text:p>
          </table:table-cell>
          <table:table-cell office:value-type="float" office:value="73.216130000000007" table:style-name="ce4">
            <text:p>73</text:p>
          </table:table-cell>
          <table:table-cell office:value-type="float" office:value="8" table:style-name="ce4">
            <text:p>8</text:p>
          </table:table-cell>
          <table:table-cell office:value-type="float" office:value="7.51389" table:style-name="ce4">
            <text:p>8</text:p>
          </table:table-cell>
          <table:table-cell office:value-type="float" office:value="15899" table:style-name="ce4">
            <text:p>15,899</text:p>
          </table:table-cell>
          <table:table-cell office:value-type="float" office:value="14370.868120000105" table:style-name="ce4">
            <text:p>14,371</text:p>
          </table:table-cell>
          <table:table-cell office:value-type="float" office:value="2427.2600000000002" table:style-name="ce4">
            <text:p>2,427</text:p>
          </table:table-cell>
          <table:table-cell office:value-type="float" office:value="2427.2600000000002" table:style-name="ce4">
            <text:p>2,427</text:p>
          </table:table-cell>
          <table:table-cell office:value-type="float" office:value="22.62" table:style-name="ce4">
            <text:p>23</text:p>
          </table:table-cell>
          <table:table-cell office:value-type="float" office:value="22.62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49.88" table:style-name="ce4">
            <text:p>2,450</text:p>
          </table:table-cell>
          <table:table-cell office:value-type="float" office:value="2449.88" table:style-name="ce4">
            <text:p>2,450</text:p>
          </table:table-cell>
          <table:table-cell office:value-type="float" office:value="0" table:style-name="ce4">
            <text:p>0</text:p>
          </table:table-cell>
          <table:table-cell office:value-type="float" office:value="18348.88" table:style-name="ce4">
            <text:p>18,349</text:p>
          </table:table-cell>
          <table:table-cell office:value-type="float" office:value="16820.748120000106" table:style-name="ce4">
            <text:p>16,821</text:p>
          </table:table-cell>
          <table:table-cell office:value-type="float" office:value="29882514.879999995" table:style-name="ce4">
            <text:p>29,882,515</text:p>
          </table:table-cell>
          <table:table-cell office:value-type="float" office:value="670581.64999999991" table:style-name="ce4">
            <text:p>670,582</text:p>
          </table:table-cell>
          <table:table-cell office:value-type="float" office:value="886400.61999999988" table:style-name="ce4">
            <text:p>886,401</text:p>
          </table:table-cell>
          <table:table-cell office:value-type="float" office:value="1008255.6900000001" table:style-name="ce4">
            <text:p>1,008,256</text:p>
          </table:table-cell>
          <table:table-cell office:value-type="float" office:value="9088873.9199999999" table:style-name="ce4">
            <text:p>9,088,874</text:p>
          </table:table-cell>
          <table:table-cell office:value-type="float" office:value="3384133.3800000004" table:style-name="ce4">
            <text:p>3,384,133</text:p>
          </table:table-cell>
          <table:table-cell office:value-type="float" office:value="44920760.140000001" table:style-name="ce4">
            <text:p>44,920,760</text:p>
          </table:table-cell>
          <table:table-cell office:value-type="float" office:value="9057500.9200000018" table:style-name="ce4">
            <text:p>9,057,501</text:p>
          </table:table-cell>
          <table:table-cell office:value-type="float" office:value="-548246.3400000002" table:style-name="ce4">
            <text:p>-548,246</text:p>
          </table:table-cell>
          <table:table-cell office:value-type="float" office:value="8509254.5800000019" table:style-name="ce4">
            <text:p>8,509,255</text:p>
          </table:table-cell>
          <table:table-cell office:value-type="float" office:value="53430014.719999999" table:style-name="ce4">
            <text:p>53,430,01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35" table:style-name="ce4">
            <text:p>435</text:p>
          </table:table-cell>
          <table:table-cell office:value-type="float" office:value="391.18732000000006" table:style-name="ce4">
            <text:p>391</text:p>
          </table:table-cell>
          <table:table-cell office:value-type="float" office:value="344" table:style-name="ce4">
            <text:p>344</text:p>
          </table:table-cell>
          <table:table-cell office:value-type="float" office:value="320.92602000000005" table:style-name="ce4">
            <text:p>321</text:p>
          </table:table-cell>
          <table:table-cell office:value-type="float" office:value="299" table:style-name="ce4">
            <text:p>299</text:p>
          </table:table-cell>
          <table:table-cell office:value-type="float" office:value="287.73136000000005" table:style-name="ce4">
            <text:p>288</text:p>
          </table:table-cell>
          <table:table-cell office:value-type="float" office:value="98" table:style-name="ce4">
            <text:p>98</text:p>
          </table:table-cell>
          <table:table-cell office:value-type="float" office:value="96.900819999999996" table:style-name="ce4">
            <text:p>97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6" table:style-name="ce4">
            <text:p>1,186</text:p>
          </table:table-cell>
          <table:table-cell office:value-type="float" office:value="1105.8108400000001" table:style-name="ce4">
            <text:p>1,106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88" table:style-name="ce4">
            <text:p>1,188</text:p>
          </table:table-cell>
          <table:table-cell office:value-type="float" office:value="1107.8108400000001" table:style-name="ce4">
            <text:p>1,108</text:p>
          </table:table-cell>
          <table:table-cell office:value-type="float" office:value="3109730.8300000005" table:style-name="ce4">
            <text:p>3,109,731</text:p>
          </table:table-cell>
          <table:table-cell office:value-type="float" office:value="37282.57" table:style-name="ce4">
            <text:p>37,283</text:p>
          </table:table-cell>
          <table:table-cell office:value-type="float" office:value="19827.14" table:style-name="ce4">
            <text:p>19,827</text:p>
          </table:table-cell>
          <table:table-cell office:value-type="float" office:value="81557.919999999998" table:style-name="ce4">
            <text:p>81,558</text:p>
          </table:table-cell>
          <table:table-cell office:value-type="float" office:value="683142.71999999986" table:style-name="ce4">
            <text:p>683,143</text:p>
          </table:table-cell>
          <table:table-cell office:value-type="float" office:value="268563.64999999997" table:style-name="ce4">
            <text:p>268,564</text:p>
          </table:table-cell>
          <table:table-cell office:value-type="float" office:value="4200104.83" table:style-name="ce4">
            <text:p>4,200,105</text:p>
          </table:table-cell>
          <table:table-cell office:value-type="float" office:value="5843.34" table:style-name="ce4">
            <text:p>5,843</text:p>
          </table:table-cell>
          <table:table-cell office:value-type="float" office:value="0" table:style-name="ce4">
            <text:p>0</text:p>
          </table:table-cell>
          <table:table-cell office:value-type="float" office:value="5843.34" table:style-name="ce4">
            <text:p>5,843</text:p>
          </table:table-cell>
          <table:table-cell office:value-type="float" office:value="4205948.17" table:style-name="ce4">
            <text:p>4,205,94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833" table:style-name="ce4">
            <text:p>28,833</text:p>
          </table:table-cell>
          <table:table-cell office:value-type="float" office:value="27210.659170000406" table:style-name="ce4">
            <text:p>27,211</text:p>
          </table:table-cell>
          <table:table-cell office:value-type="float" office:value="7043" table:style-name="ce4">
            <text:p>7,043</text:p>
          </table:table-cell>
          <table:table-cell office:value-type="float" office:value="6725.5692000000427" table:style-name="ce4">
            <text:p>6,726</text:p>
          </table:table-cell>
          <table:table-cell office:value-type="float" office:value="7473" table:style-name="ce4">
            <text:p>7,473</text:p>
          </table:table-cell>
          <table:table-cell office:value-type="float" office:value="7146.9461600000204" table:style-name="ce4">
            <text:p>7,147</text:p>
          </table:table-cell>
          <table:table-cell office:value-type="float" office:value="939" table:style-name="ce4">
            <text:p>939</text:p>
          </table:table-cell>
          <table:table-cell office:value-type="float" office:value="919.76326999999992" table:style-name="ce4">
            <text:p>920</text:p>
          </table:table-cell>
          <table:table-cell office:value-type="float" office:value="89" table:style-name="ce4">
            <text:p>89</text:p>
          </table:table-cell>
          <table:table-cell office:value-type="float" office:value="88.1" table:style-name="ce4">
            <text:p>88</text:p>
          </table:table-cell>
          <table:table-cell office:value-type="float" office:value="21654" table:style-name="ce4">
            <text:p>21,654</text:p>
          </table:table-cell>
          <table:table-cell office:value-type="float" office:value="20127.982019999934" table:style-name="ce4">
            <text:p>20,128</text:p>
          </table:table-cell>
          <table:table-cell office:value-type="float" office:value="66031" table:style-name="ce4">
            <text:p>66,031</text:p>
          </table:table-cell>
          <table:table-cell office:value-type="float" office:value="62219.019820000409" table:style-name="ce4">
            <text:p>62,219</text:p>
          </table:table-cell>
          <table:table-cell office:value-type="float" office:value="1165.5503225806453" table:style-name="ce4">
            <text:p>1,166</text:p>
          </table:table-cell>
          <table:table-cell office:value-type="float" office:value="1165.5503225806453" table:style-name="ce4">
            <text:p>1,1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4">
            <text:p>1</text:p>
          </table:table-cell>
          <table:table-cell office:value-type="float" office:value="1.25" table:style-name="ce4">
            <text:p>1</text:p>
          </table:table-cell>
          <table:table-cell office:value-type="float" office:value="1166.8003225806453" table:style-name="ce4">
            <text:p>1,167</text:p>
          </table:table-cell>
          <table:table-cell office:value-type="float" office:value="1166.8003225806453" table:style-name="ce4">
            <text:p>1,167</text:p>
          </table:table-cell>
          <table:table-cell office:value-type="float" office:value="0" table:style-name="ce4">
            <text:p>0</text:p>
          </table:table-cell>
          <table:table-cell office:value-type="float" office:value="67197.800322580646" table:style-name="ce4">
            <text:p>67,198</text:p>
          </table:table-cell>
          <table:table-cell office:value-type="float" office:value="63385.820142581055" table:style-name="ce4">
            <text:p>63,386</text:p>
          </table:table-cell>
          <table:table-cell office:value-type="float" office:value="153777260.13" table:style-name="ce4">
            <text:p>153,777,260</text:p>
          </table:table-cell>
          <table:table-cell office:value-type="float" office:value="17256840.77" table:style-name="ce4">
            <text:p>17,256,841</text:p>
          </table:table-cell>
          <table:table-cell office:value-type="float" office:value="3652289.58" table:style-name="ce4">
            <text:p>3,652,290</text:p>
          </table:table-cell>
          <table:table-cell office:value-type="float" office:value="9686625.9700000007" table:style-name="ce4">
            <text:p>9,686,626</text:p>
          </table:table-cell>
          <table:table-cell office:value-type="float" office:value="47435923.13000001" table:style-name="ce4">
            <text:p>47,435,923</text:p>
          </table:table-cell>
          <table:table-cell office:value-type="float" office:value="19460651.890000008" table:style-name="ce4">
            <text:p>19,460,652</text:p>
          </table:table-cell>
          <table:table-cell office:value-type="float" office:value="251269591.47000006" table:style-name="ce4">
            <text:p>251,269,591</text:p>
          </table:table-cell>
          <table:table-cell office:value-type="float" office:value="4602590.4499999993" table:style-name="ce4">
            <text:p>4,602,590</text:p>
          </table:table-cell>
          <table:table-cell office:value-type="float" office:value="753750.2300000001" table:style-name="ce4">
            <text:p>753,750</text:p>
          </table:table-cell>
          <table:table-cell office:value-type="float" office:value="5356340.68" table:style-name="ce4">
            <text:p>5,356,341</text:p>
          </table:table-cell>
          <table:table-cell office:value-type="float" office:value="256625932.15000007" table:style-name="ce4">
            <text:p>256,625,93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021" table:style-name="ce4">
            <text:p>1,021</text:p>
          </table:table-cell>
          <table:table-cell office:value-type="float" office:value="929.46891999999798" table:style-name="ce4">
            <text:p>929</text:p>
          </table:table-cell>
          <table:table-cell office:value-type="float" office:value="431" table:style-name="ce4">
            <text:p>431</text:p>
          </table:table-cell>
          <table:table-cell office:value-type="float" office:value="411.23838000000018" table:style-name="ce4">
            <text:p>411</text:p>
          </table:table-cell>
          <table:table-cell office:value-type="float" office:value="180" table:style-name="ce4">
            <text:p>180</text:p>
          </table:table-cell>
          <table:table-cell office:value-type="float" office:value="170.60891000000007" table:style-name="ce4">
            <text:p>171</text:p>
          </table:table-cell>
          <table:table-cell office:value-type="float" office:value="23" table:style-name="ce4">
            <text:p>23</text:p>
          </table:table-cell>
          <table:table-cell office:value-type="float" office:value="22.8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58" table:style-name="ce4">
            <text:p>1,658</text:p>
          </table:table-cell>
          <table:table-cell office:value-type="float" office:value="1537.1162099999983" table:style-name="ce4">
            <text:p>1,537</text:p>
          </table:table-cell>
          <table:table-cell office:value-type="float" office:value="163" table:style-name="ce4">
            <text:p>163</text:p>
          </table:table-cell>
          <table:table-cell office:value-type="float" office:value="152.69999999999999" table:style-name="ce4">
            <text:p>1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3" table:style-name="ce4">
            <text:p>163</text:p>
          </table:table-cell>
          <table:table-cell office:value-type="float" office:value="152.69999999999999" table:style-name="ce4">
            <text:p>153</text:p>
          </table:table-cell>
          <table:table-cell office:value-type="float" office:value="0" table:style-name="ce4">
            <text:p>0</text:p>
          </table:table-cell>
          <table:table-cell office:value-type="float" office:value="1821" table:style-name="ce4">
            <text:p>1,821</text:p>
          </table:table-cell>
          <table:table-cell office:value-type="float" office:value="1689.8162099999984" table:style-name="ce4">
            <text:p>1,690</text:p>
          </table:table-cell>
          <table:table-cell office:value-type="float" office:value="3183758.17" table:style-name="ce4">
            <text:p>3,183,758</text:p>
          </table:table-cell>
          <table:table-cell office:value-type="float" office:value="45348.5" table:style-name="ce4">
            <text:p>45,349</text:p>
          </table:table-cell>
          <table:table-cell office:value-type="float" office:value="57346.720000000001" table:style-name="ce4">
            <text:p>57,347</text:p>
          </table:table-cell>
          <table:table-cell office:value-type="float" office:value="156181.46000000002" table:style-name="ce4">
            <text:p>156,181</text:p>
          </table:table-cell>
          <table:table-cell office:value-type="float" office:value="797293.39" table:style-name="ce4">
            <text:p>797,293</text:p>
          </table:table-cell>
          <table:table-cell office:value-type="float" office:value="296248.39" table:style-name="ce4">
            <text:p>296,248</text:p>
          </table:table-cell>
          <table:table-cell office:value-type="float" office:value="4536176.63" table:style-name="ce4">
            <text:p>4,536,177</text:p>
          </table:table-cell>
          <table:table-cell office:value-type="float" office:value="479652.69" table:style-name="ce4">
            <text:p>479,653</text:p>
          </table:table-cell>
          <table:table-cell office:value-type="float" office:value="0" table:style-name="ce4">
            <text:p>0</text:p>
          </table:table-cell>
          <table:table-cell office:value-type="float" office:value="479652.69" table:style-name="ce4">
            <text:p>479,653</text:p>
          </table:table-cell>
          <table:table-cell office:value-type="float" office:value="5015829.32" table:style-name="ce4">
            <text:p>5,015,82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43" table:style-name="ce4">
            <text:p>2,243</text:p>
          </table:table-cell>
          <table:table-cell office:value-type="float" office:value="2038.1673423423354" table:style-name="ce4">
            <text:p>2,038</text:p>
          </table:table-cell>
          <table:table-cell office:value-type="float" office:value="2243" table:style-name="ce4">
            <text:p>2,243</text:p>
          </table:table-cell>
          <table:table-cell office:value-type="float" office:value="2038.1673423423354" table:style-name="ce4">
            <text:p>2,038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" table:style-name="ce4">
            <text:p>56</text:p>
          </table:table-cell>
          <table:table-cell office:value-type="float" office:value="56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2299" table:style-name="ce4">
            <text:p>2,299</text:p>
          </table:table-cell>
          <table:table-cell office:value-type="float" office:value="2094.1673423423354" table:style-name="ce4">
            <text:p>2,094</text:p>
          </table:table-cell>
          <table:table-cell office:value-type="float" office:value="9753744.2800000012" table:style-name="ce4">
            <text:p>9,753,7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53744.2800000012" table:style-name="ce4">
            <text:p>9,753,744</text:p>
          </table:table-cell>
          <table:table-cell office:value-type="float" office:value="629422.79830000002" table:style-name="ce4">
            <text:p>629,423</text:p>
          </table:table-cell>
          <table:table-cell office:value-type="float" office:value="0" table:style-name="ce4">
            <text:p>0</text:p>
          </table:table-cell>
          <table:table-cell office:value-type="float" office:value="629422.79830000002" table:style-name="ce4">
            <text:p>629,423</text:p>
          </table:table-cell>
          <table:table-cell office:value-type="float" office:value="10383167.078300001" table:style-name="ce4">
            <text:p>10,383,16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4.43" table:style-name="ce4">
            <text:p>94</text:p>
          </table:table-cell>
          <table:table-cell office:value-type="float" office:value="101" table:style-name="ce4">
            <text:p>101</text:p>
          </table:table-cell>
          <table:table-cell office:value-type="float" office:value="94.43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4.43" table:style-name="ce4">
            <text:p>94</text:p>
          </table:table-cell>
          <table:table-cell office:value-type="float" office:value="621695" table:style-name="ce4">
            <text:p>621,695</text:p>
          </table:table-cell>
          <table:table-cell office:value-type="float" office:value="0" table:style-name="ce4">
            <text:p>0</text:p>
          </table:table-cell>
          <table:table-cell office:value-type="float" office:value="2400" table:style-name="ce4">
            <text:p>2,4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4095" table:style-name="ce4">
            <text:p>624,0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4095" table:style-name="ce4">
            <text:p>624,09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4" table:style-name="ce4">
            <text:p>24</text:p>
          </table:table-cell>
          <table:table-cell office:value-type="float" office:value="23.6" table:style-name="ce4">
            <text:p>24</text:p>
          </table:table-cell>
          <table:table-cell office:value-type="float" office:value="58" table:style-name="ce4">
            <text:p>58</text:p>
          </table:table-cell>
          <table:table-cell office:value-type="float" office:value="55.8" table:style-name="ce4">
            <text:p>56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5.2" table:style-name="ce4">
            <text:p>9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4.099999999999999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04" table:style-name="ce4">
            <text:p>104</text:p>
          </table:table-cell>
          <table:table-cell office:value-type="float" office:value="99.3" table:style-name="ce4">
            <text:p>99</text:p>
          </table:table-cell>
          <table:table-cell office:value-type="float" office:value="312282.8899999999" table:style-name="ce4">
            <text:p>312,283</text:p>
          </table:table-cell>
          <table:table-cell office:value-type="float" office:value="6239.37" table:style-name="ce4">
            <text:p>6,239</text:p>
          </table:table-cell>
          <table:table-cell office:value-type="float" office:value="6475" table:style-name="ce4">
            <text:p>6,475</text:p>
          </table:table-cell>
          <table:table-cell office:value-type="float" office:value="0" table:style-name="ce4">
            <text:p>0</text:p>
          </table:table-cell>
          <table:table-cell office:value-type="float" office:value="77956.750000000015" table:style-name="ce4">
            <text:p>77,957</text:p>
          </table:table-cell>
          <table:table-cell office:value-type="float" office:value="34402.089999999997" table:style-name="ce4">
            <text:p>34,402</text:p>
          </table:table-cell>
          <table:table-cell office:value-type="float" office:value="437356.09999999986" table:style-name="ce4">
            <text:p>437,356</text:p>
          </table:table-cell>
          <table:table-cell office:value-type="float" office:value="22286.89" table:style-name="ce4">
            <text:p>22,287</text:p>
          </table:table-cell>
          <table:table-cell office:value-type="float" office:value="34584" table:style-name="ce4">
            <text:p>34,584</text:p>
          </table:table-cell>
          <table:table-cell office:value-type="float" office:value="56870.89" table:style-name="ce4">
            <text:p>56,871</text:p>
          </table:table-cell>
          <table:table-cell office:value-type="float" office:value="494226.98999999987" table:style-name="ce4">
            <text:p>494,22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4.75" table:style-name="ce4">
            <text:p>35</text:p>
          </table:table-cell>
          <table:table-cell office:value-type="float" office:value="39" table:style-name="ce4">
            <text:p>39</text:p>
          </table:table-cell>
          <table:table-cell office:value-type="float" office:value="34.7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4.75" table:style-name="ce4">
            <text:p>35</text:p>
          </table:table-cell>
          <table:table-cell office:value-type="float" office:value="272346.06999999995" table:style-name="ce4">
            <text:p>272,3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2346.06999999995" table:style-name="ce4">
            <text:p>272,3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2346.06999999995" table:style-name="ce4">
            <text:p>272,34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2" table:style-name="ce4">
            <text:p>12</text:p>
          </table:table-cell>
          <table:table-cell office:value-type="float" office:value="11.5" table:style-name="ce4">
            <text:p>12</text:p>
          </table:table-cell>
          <table:table-cell office:value-type="float" office:value="128" table:style-name="ce4">
            <text:p>128</text:p>
          </table:table-cell>
          <table:table-cell office:value-type="float" office:value="126.2" table:style-name="ce4">
            <text:p>126</text:p>
          </table:table-cell>
          <table:table-cell office:value-type="float" office:value="50" table:style-name="ce4">
            <text:p>50</text:p>
          </table:table-cell>
          <table:table-cell office:value-type="float" office:value="49" table:style-name="ce4">
            <text:p>49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2" table:style-name="ce4">
            <text:p>202</text:p>
          </table:table-cell>
          <table:table-cell office:value-type="float" office:value="197.7" table:style-name="ce4">
            <text:p>198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213" table:style-name="ce4">
            <text:p>213</text:p>
          </table:table-cell>
          <table:table-cell office:value-type="float" office:value="208.7" table:style-name="ce4">
            <text:p>209</text:p>
          </table:table-cell>
          <table:table-cell office:value-type="float" office:value="637690.11" table:style-name="ce4">
            <text:p>637,690</text:p>
          </table:table-cell>
          <table:table-cell office:value-type="float" office:value="-3137.69" table:style-name="ce4">
            <text:p>-3,138</text:p>
          </table:table-cell>
          <table:table-cell office:value-type="float" office:value="120627.23999999999" table:style-name="ce4">
            <text:p>120,627</text:p>
          </table:table-cell>
          <table:table-cell office:value-type="float" office:value="782" table:style-name="ce4">
            <text:p>782</text:p>
          </table:table-cell>
          <table:table-cell office:value-type="float" office:value="109778.4" table:style-name="ce4">
            <text:p>109,778</text:p>
          </table:table-cell>
          <table:table-cell office:value-type="float" office:value="57376.860000000008" table:style-name="ce4">
            <text:p>57,377</text:p>
          </table:table-cell>
          <table:table-cell office:value-type="float" office:value="923116.92" table:style-name="ce4">
            <text:p>923,117</text:p>
          </table:table-cell>
          <table:table-cell office:value-type="float" office:value="40893.56" table:style-name="ce4">
            <text:p>40,894</text:p>
          </table:table-cell>
          <table:table-cell office:value-type="float" office:value="10653" table:style-name="ce4">
            <text:p>10,653</text:p>
          </table:table-cell>
          <table:table-cell office:value-type="float" office:value="51546.559999999998" table:style-name="ce4">
            <text:p>51,547</text:p>
          </table:table-cell>
          <table:table-cell office:value-type="float" office:value="974663.48" table:style-name="ce4">
            <text:p>974,66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6.600000000000001" table:style-name="ce4">
            <text:p>17</text:p>
          </table:table-cell>
          <table:table-cell office:value-type="float" office:value="45" table:style-name="ce4">
            <text:p>45</text:p>
          </table:table-cell>
          <table:table-cell office:value-type="float" office:value="43.52" table:style-name="ce4">
            <text:p>44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7.12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7.12" table:style-name="ce4">
            <text:p>97</text:p>
          </table:table-cell>
          <table:table-cell office:value-type="float" office:value="477090.72" table:style-name="ce4">
            <text:p>477,091</text:p>
          </table:table-cell>
          <table:table-cell office:value-type="float" office:value="4195.97" table:style-name="ce4">
            <text:p>4,196</text:p>
          </table:table-cell>
          <table:table-cell office:value-type="float" office:value="10935.34" table:style-name="ce4">
            <text:p>10,935</text:p>
          </table:table-cell>
          <table:table-cell office:value-type="float" office:value="0" table:style-name="ce4">
            <text:p>0</text:p>
          </table:table-cell>
          <table:table-cell office:value-type="float" office:value="95797.28" table:style-name="ce4">
            <text:p>95,797</text:p>
          </table:table-cell>
          <table:table-cell office:value-type="float" office:value="39782.480000000003" table:style-name="ce4">
            <text:p>39,782</text:p>
          </table:table-cell>
          <table:table-cell office:value-type="float" office:value="627801.78999999992" table:style-name="ce4">
            <text:p>627,8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7801.78999999992" table:style-name="ce4">
            <text:p>627,80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rch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9" table:style-name="ce4">
            <text:p>9</text:p>
          </table:table-cell>
          <table:table-cell office:value-type="float" office:value="8.6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17.46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4.8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51.459999999999994" table:style-name="ce4">
            <text:p>51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5" table:style-name="ce4">
            <text:p>65</text:p>
          </table:table-cell>
          <table:table-cell office:value-type="float" office:value="57.459999999999994" table:style-name="ce4">
            <text:p>57</text:p>
          </table:table-cell>
          <table:table-cell office:value-type="float" office:value="343213.85" table:style-name="ce4">
            <text:p>343,214</text:p>
          </table:table-cell>
          <table:table-cell office:value-type="float" office:value="2781.06" table:style-name="ce4">
            <text:p>2,781</text:p>
          </table:table-cell>
          <table:table-cell office:value-type="float" office:value="21550" table:style-name="ce4">
            <text:p>21,550</text:p>
          </table:table-cell>
          <table:table-cell office:value-type="float" office:value="0" table:style-name="ce4">
            <text:p>0</text:p>
          </table:table-cell>
          <table:table-cell office:value-type="float" office:value="53011.97" table:style-name="ce4">
            <text:p>53,012</text:p>
          </table:table-cell>
          <table:table-cell office:value-type="float" office:value="21374.67" table:style-name="ce4">
            <text:p>21,375</text:p>
          </table:table-cell>
          <table:table-cell office:value-type="float" office:value="441931.55" table:style-name="ce4">
            <text:p>441,932</text:p>
          </table:table-cell>
          <table:table-cell office:value-type="float" office:value="129892.76" table:style-name="ce4">
            <text:p>129,893</text:p>
          </table:table-cell>
          <table:table-cell office:value-type="float" office:value="88350" table:style-name="ce4">
            <text:p>88,350</text:p>
          </table:table-cell>
          <table:table-cell office:value-type="float" office:value="218242.76" table:style-name="ce4">
            <text:p>218,243</text:p>
          </table:table-cell>
          <table:table-cell office:value-type="float" office:value="660174.31000000006" table:style-name="ce4">
            <text:p>660,174</text:p>
          </table:table-cell>
          <table:table-cell table:number-columns-repeated="16343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artley, Robert</meta:initial-creator>
    <dc:creator>Dale, Harriet</dc:creator>
    <meta:creation-date>2022-09-30T10:29:42Z</meta:creation-date>
    <dc:date>2023-06-06T14:05:36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